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348000002A8F099F8A3.png"/>
  <manifest:file-entry manifest:media-type="image/png" manifest:full-path="Pictures/1000020100000348000002A819326A11.png"/>
  <manifest:file-entry manifest:media-type="image/png" manifest:full-path="Pictures/1000020100000348000002A81E399A5A.png"/>
  <manifest:file-entry manifest:media-type="image/png" manifest:full-path="Pictures/1000020100000348000002A84B4D485B.png"/>
  <manifest:file-entry manifest:media-type="image/png" manifest:full-path="Pictures/1000020100000348000002A83A5B0FF3.png"/>
  <manifest:file-entry manifest:media-type="image/png" manifest:full-path="Pictures/1000020100000348000002A80CF413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7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224cm" svg:height="17.991cm" svg:x="0.276cm" svg:y="33.509cm">
          <draw:image xlink:href="Pictures/1000020100000348000002A83A5B0FF3.png" xlink:type="simple" xlink:show="embed" xlink:actuate="onLoad">
            <text:p/>
          </draw:image>
        </draw:frame>
        <draw:frame draw:style-name="gr1" draw:text-style-name="P1" draw:layer="layout" svg:width="22.224cm" svg:height="17.991cm" svg:x="0.5cm" svg:y="18.009cm">
          <draw:image xlink:href="Pictures/1000020100000348000002A8F099F8A3.png" xlink:type="simple" xlink:show="embed" xlink:actuate="onLoad">
            <text:p/>
          </draw:image>
        </draw:frame>
        <draw:frame draw:style-name="gr1" draw:text-style-name="P1" draw:layer="layout" svg:width="22.224cm" svg:height="17.991cm" svg:x="0.276cm" svg:y="2.5cm">
          <draw:image xlink:href="Pictures/1000020100000348000002A80CF41309.png" xlink:type="simple" xlink:show="embed" xlink:actuate="onLoad">
            <text:p/>
          </draw:image>
        </draw:frame>
        <draw:frame draw:style-name="gr1" draw:text-style-name="P1" draw:layer="layout" svg:width="22.224cm" svg:height="17.991cm" svg:x="20cm" svg:y="33.509cm">
          <draw:image xlink:href="Pictures/1000020100000348000002A819326A11.png" xlink:type="simple" xlink:show="embed" xlink:actuate="onLoad">
            <text:p/>
          </draw:image>
        </draw:frame>
        <draw:frame draw:style-name="gr1" draw:text-style-name="P1" draw:layer="layout" svg:width="22.224cm" svg:height="17.991cm" svg:x="20cm" svg:y="18.009cm">
          <draw:image xlink:href="Pictures/1000020100000348000002A84B4D485B.png" xlink:type="simple" xlink:show="embed" xlink:actuate="onLoad">
            <text:p/>
          </draw:image>
        </draw:frame>
        <draw:frame draw:style-name="gr1" draw:text-style-name="P1" draw:layer="layout" svg:width="22.224cm" svg:height="17.991cm" svg:x="20cm" svg:y="2.5cm">
          <draw:image xlink:href="Pictures/1000020100000348000002A81E399A5A.png" xlink:type="simple" xlink:show="embed" xlink:actuate="onLoad">
            <text:p/>
          </draw:image>
        </draw:frame>
        <draw:line draw:style-name="gr2" draw:text-style-name="P1" draw:layer="layout" svg:x1="20.5cm" svg:y1="42.5cm" svg:x2="22.5cm" svg:y2="42.5cm">
          <text:p/>
        </draw:line>
        <draw:line draw:style-name="gr2" draw:text-style-name="P1" draw:layer="layout" svg:x1="20.5cm" svg:y1="27.5cm" svg:x2="22.5cm" svg:y2="27.5cm">
          <text:p/>
        </draw:line>
        <draw:line draw:style-name="gr2" draw:text-style-name="P1" draw:layer="layout" svg:x1="20.5cm" svg:y1="11.5cm" svg:x2="22.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Flint</meta:initial-creator>
    <meta:creation-date>2009-11-17T13:36:29</meta:creation-date>
    <dc:date>2009-11-19T00:14:12</dc:date>
    <dc:creator>Alex Flint</dc:creator>
    <meta:editing-duration>PT34H37M43S</meta:editing-duration>
    <meta:editing-cycles>2</meta:editing-cycles>
    <meta:generator>OpenOffice.org/3.1$Unix OpenOffice.org_project/310m19$Build-9420</meta:generator>
    <meta:document-statistic meta:object-count="9"/>
  </office:meta>
</office:document-meta>
</file>